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7.15mm"/>
    </style:style>
    <style:style style:name="co8" style:family="table-column">
      <style:table-column-properties fo:break-before="auto" style:column-width="25.74mm"/>
    </style:style>
    <style:style style:name="co9" style:family="table-column">
      <style:table-column-properties fo:break-before="auto" style:column-width="75.48mm"/>
    </style:style>
    <style:style style:name="co10" style:family="table-column">
      <style:table-column-properties fo:break-before="auto" style:column-width="119.57mm"/>
    </style:style>
    <style:style style:name="co11" style:family="table-column">
      <style:table-column-properties fo:break-before="auto" style:column-width="70.19mm"/>
    </style:style>
    <style:style style:name="co12" style:family="table-column">
      <style:table-column-properties fo:break-before="auto" style:column-width="35.97mm"/>
    </style:style>
    <style:style style:name="co13" style:family="table-column">
      <style:table-column-properties fo:break-before="auto" style:column-width="53.6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ta1" style:family="table" style:master-page-name="PageStyle_5f_Описание">
      <style:table-properties table:display="true" style:writing-mode="lr-tb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</style:style>
    <style:style style:name="ce13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008000" fo:padding="0.71mm"/>
    </style:style>
    <style:style style:name="ce16" style:family="table-cell" style:parent-style-name="Default">
      <style:table-cell-properties fo:background-color="#008000" fo:padding="0.71m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2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2" table:number-columns-repeated="248" table:default-cell-style-name="ce8"/>
        <table:table-column table:style-name="co2" table:number-columns-repeated="767" table:default-cell-style-name="Default"/>
        <table:table-row table:style-name="ro2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region</text:p>
          </table:table-cell>
          <table:table-cell table:style-name="ce9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2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ресурсный_резерва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уникальное_озеро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зона_покоя</text:p>
          </table:table-cell>
          <table:table-cell table:style-name="ce12" table:number-columns-repeated="9"/>
          <table:table-cell table:style-name="ce13"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рекреационно-оздоровительный_природный_комплекс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ландшафтный_природный_пар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зона_поко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рир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экологический_коридор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арков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квер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итомник</text:p>
          </table:table-cell>
          <table:table-cell table:style-name="ce12" table:number-columns-repeated="4"/>
          <table:table-cell table:style-name="ce13"/>
          <table:table-cell table:style-name="ce12" table:number-columns-repeated="4"/>
          <table:table-cell table:style-name="ce13"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водно-болотное_угодье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зона_покоя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природный_объект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охраняемая_береговая_линия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государственный_природный_микрозаказник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биологическая_станци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водоохранная_зона_и_прибрежная_защитная_полос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запретная_полоса_леса_расположенная_вдоль_водного_объекта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учебно-научный_стационар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охраняемый_водный_объект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лесопарковая_зона_населённого_пункта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ландшаф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о-антропогенный_ландшаф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микрозаказни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микрорезерва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водных_объектов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территория_рекреационного_назначения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территория_историко-культурного_назначения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лесопар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природный_комплекс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рекреационная_местность_регионального_значения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природный_микрозаказник_регионального_значен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природно-исторически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территория_охраняемого_ландшафт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рекреационная_местность_местного_значения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о-рекреационная_местность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рекреационный_участок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ая_заповедная_территор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ый_объект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сударственный_природный_микрозаказни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сударственный_природный_микрозаповедни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ое_водно-болотное_угодье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биологическая_станция_(учебно-научный_стационар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ый_в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водоохранн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ый_долин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родской_парк_и_городской_лес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природный_объект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полигон_долгосрочного_экологического_мониторинг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территория_рекреационного_назначения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природный_ландшафт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ОПТ_историко-культурного_значен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5">
          <table:table-cell table:style-name="ce5" office:value-type="float" office:value="83" calcext:value-type="float">
            <text:p>8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ОПТ_рекреационного_значен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ресурсоохранная_территори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заповедный_участок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охраняемый_природный_комплекс_(объект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охраняемая_садово-парковая_территория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лесной_парк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памятник_ландшафтной_архитектуры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парк-выставка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енетический_резерват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ородской_ле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курор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мемориальное_дерево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экологический_полигон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экологические_плантации_и_питомники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охраняемый_водный_объект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этноприродный_парк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лесной_генетический_резерва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природное_наследие_народов_Чувашской_республики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памятное_природное_место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эколого-рекреационная_зона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6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охраняемый_ландшафт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природный_резерват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историко-природный_комплекс_и_территория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природный_культурно-мемориальный_пар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экологический_парк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парк_поселения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природная_достопримечательность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не_определено_25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территория_охраняемого_ландшафта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охраняемый_объект_природного_комплекса_населённого_пункта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памятник_ландшафтного_искусства</text:p>
          </table:table-cell>
          <table:table-cell table:style-name="ce6" table:number-columns-repeated="9"/>
          <table:table-cell table:style-name="ce13"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природно-исторический_комплекс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эколого-рекреационная_зона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ое_природное_урочище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ый_природный_ландшаф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эколого-рекреационная_зона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экологически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ландшафтный_парк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природно-исторический_пар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парковая_зона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сквер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пар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риродно-культурная_местн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болотный_комплекс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ар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аллея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городской_(поселковый)_парк_культуры_и_отдых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сквер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экотуристическая_территори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охраняемы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загородны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природно-рекреационная_территори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ый_культурно-рекреационный_ландшафт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ая_природная_местность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природный_комплекс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историко-ландшафт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зона_историко-природного_ландшафта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парк_культуры_и_отдыха_Ивановской_области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заповедный_участок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ландшафтный_памятник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садово-парковый_ландшафт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природно-исторический_и_экологический_пар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городской_ле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городской_парк_(сквер)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природно-культурный_комплекс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дерево-памятник_живой_природы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лесопарк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зелёная_зона_городского_и_сельского_поселени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городская_рекреационная_зон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экологический_парк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микрозаповедни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брежная_рекреационная_зона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особо_охраняемый_геологический_объект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исторический_комплекс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остранственный_экологически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ландшафтный_пар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3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природная_рекреационная_зона</text:p>
          </table:table-cell>
          <table:table-cell table:style-name="ce12" table:number-columns-repeated="9"/>
          <table:table-cell table:style-name="ce13" table:number-columns-repeated="1011"/>
        </table:table-row>
        <table:table-row table:style-name="ro2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болото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водный_объект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озеро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парк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зелёная_зона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не_определено_43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садово-парковая_территория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природно-ландшафтная_территори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территория_занятая_особыми_деревьями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о-культурная_местность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болотный_комплекс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ар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ый_ландшаф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природно-исторический_парк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экологический_парк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городской_лес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водоохранная_зона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природный_историко-культурный_заказник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уникальные_лесные_насаждения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историко-культурный_и_природный_музей-заповедник</text:p>
          </table:table-cell>
          <table:table-cell table:style-name="ce13" table:number-columns-repeated="1020"/>
        </table:table-row>
        <table:table-row table:style-name="ro2"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не_определено_80</text:p>
          </table:table-cell>
          <table:table-cell table:style-name="ce13" table:number-columns-repeated="1020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природно-антропогенный_рекреационный_комплекс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лиманно-плавневый_комплек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родная_рекреационная_зона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эколого-этническая_зона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природная_рекреационная_зона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рекреационная_местность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природный_микрозаказник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храняемая_озеленённая_и_лесная_территория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прир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заповедное_урочище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ландшафтно-рекреационный_пар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арк-памятник_садово-паркового_искусств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зоологический_парк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риродная_территория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лиманно-плавневый_комплек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родно-рекреационная_зона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природная_заповедная_территор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нерестовый_массив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парк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ая_береговая_линия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ая_речная_систем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биологическая_станция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ландшафт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объект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011"/>
        </table:table-row>
        <table:table-row table:style-name="ro3"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не_определено_57</text:p>
          </table:table-cell>
          <table:table-cell table:style-name="ce12" table:number-columns-repeated="9"/>
          <table:table-cell table:style-name="ce13" table:number-columns-repeated="1011"/>
        </table:table-row>
        <table:table-row table:style-name="ro2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ландшафтно-рекреационный_парк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парк-памятник_садово-паркового_искусств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1011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7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7"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Республика Саха (Якутия)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Камчатский край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Приморский край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Хабаровский край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мурская область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Дальневосточный</text:p>
          </table:table-cell>
          <table:table-cell table:style-name="ce16" office:value-type="string" calcext:value-type="string">
            <text:p>Магаданская область</text:p>
          </table:table-cell>
          <table:table-cell table:style-name="ce16" office:value-type="string" calcext:value-type="string">
            <text:p>Дальневосточный</text:p>
          </table:table-cell>
          <table:table-cell table:style-name="ce16" office:value-type="string" calcext:value-type="string">
            <text:p>Азия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7"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Сахалинская область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Еврейская автономная область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Чукотский автономный округ</text:p>
          </table:table-cell>
          <table:table-cell table:style-name="ce12" office:value-type="string" calcext:value-type="string">
            <text:p>Дальневосточны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Алтайский край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Забайкальский край</text:p>
          </table:table-cell>
          <table:table-cell table:style-name="ce15" office:value-type="string" calcext:value-type="string">
            <text:p>Восточ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Иркутская область</text:p>
          </table:table-cell>
          <table:table-cell table:style-name="ce15" office:value-type="string" calcext:value-type="string">
            <text:p>Восточ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Кемеровская область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альневосточный</text:p>
          </table:table-cell>
          <table:table-cell table:style-name="ce15" office:value-type="string" calcext:value-type="string">
            <text:p>Республика Бурятия</text:p>
          </table:table-cell>
          <table:table-cell table:style-name="ce15" office:value-type="string" calcext:value-type="string">
            <text:p>Восточ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Новосибирская область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Красноярский край</text:p>
          </table:table-cell>
          <table:table-cell table:style-name="ce15" office:value-type="string" calcext:value-type="string">
            <text:p>Восточ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8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Республика Хакасия</text:p>
          </table:table-cell>
          <table:table-cell table:style-name="ce15" office:value-type="string" calcext:value-type="string">
            <text:p>Восточ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Томская область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ибирский</text:p>
          </table:table-cell>
          <table:table-cell table:style-name="ce15" office:value-type="string" calcext:value-type="string">
            <text:p>Омская область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Сибирский</text:p>
          </table:table-cell>
          <table:table-cell table:style-name="ce12" office:value-type="string" calcext:value-type="string">
            <text:p>Республика Алтай</text:p>
          </table:table-cell>
          <table:table-cell table:style-name="ce12" office:value-type="string" calcext:value-type="string">
            <text:p>Западно-Сибирски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Сибирский</text:p>
          </table:table-cell>
          <table:table-cell table:style-name="ce12" office:value-type="string" calcext:value-type="string">
            <text:p>Республика Тыва</text:p>
          </table:table-cell>
          <table:table-cell table:style-name="ce12" office:value-type="string" calcext:value-type="string">
            <text:p>Восточно-Сибирски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Свердловская область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Челябинская область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Тюменская область</text:p>
          </table:table-cell>
          <table:table-cell table:style-name="ce15" office:value-type="string" calcext:value-type="string">
            <text:p>Западно-Сибир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Курганская область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Азия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Уральский</text:p>
          </table:table-cell>
          <table:table-cell table:style-name="ce12" office:value-type="string" calcext:value-type="string">
            <text:p>Ханты-Мансийский автономный округ</text:p>
          </table:table-cell>
          <table:table-cell table:style-name="ce12" office:value-type="string" calcext:value-type="string">
            <text:p>Западно-Сибирски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Уральский</text:p>
          </table:table-cell>
          <table:table-cell table:style-name="ce12" office:value-type="string" calcext:value-type="string">
            <text:p>Ямало-Ненецкий автономный округ</text:p>
          </table:table-cell>
          <table:table-cell table:style-name="ce12" office:value-type="string" calcext:value-type="string">
            <text:p>Западно-Сибирский</text:p>
          </table:table-cell>
          <table:table-cell table:style-name="ce12" office:value-type="string" calcext:value-type="string">
            <text:p>Азия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Удмуртская республика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Чувашская республика</text:p>
          </table:table-cell>
          <table:table-cell table:style-name="ce15" office:value-type="string" calcext:value-type="string">
            <text:p>Волго-Вят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Республика Татарстан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Кировская область</text:p>
          </table:table-cell>
          <table:table-cell table:style-name="ce15" office:value-type="string" calcext:value-type="string">
            <text:p>Волго-Вят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Пермский край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Нижегородская область</text:p>
          </table:table-cell>
          <table:table-cell table:style-name="ce15" office:value-type="string" calcext:value-type="string">
            <text:p>Волго-Вят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Оренбургская область</text:p>
          </table:table-cell>
          <table:table-cell table:style-name="ce15" office:value-type="string" calcext:value-type="string">
            <text:p>Ураль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Самарская область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Саратовская область 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Ульяновская область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Приволжский</text:p>
          </table:table-cell>
          <table:table-cell table:style-name="ce12" office:value-type="string" calcext:value-type="string">
            <text:p>Республика Башкортостан</text:p>
          </table:table-cell>
          <table:table-cell table:style-name="ce12" office:value-type="string" calcext:value-type="string">
            <text:p>Ураль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Приволжский</text:p>
          </table:table-cell>
          <table:table-cell table:style-name="ce12" office:value-type="string" calcext:value-type="string">
            <text:p>Республика Мордовия</text:p>
          </table:table-cell>
          <table:table-cell table:style-name="ce12" office:value-type="string" calcext:value-type="string">
            <text:p>Волго-Вят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волжский</text:p>
          </table:table-cell>
          <table:table-cell table:style-name="ce15" office:value-type="string" calcext:value-type="string">
            <text:p>Республика Марий Эл</text:p>
          </table:table-cell>
          <table:table-cell table:style-name="ce15" office:value-type="string" calcext:value-type="string">
            <text:p>Волго-Вят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Приволжский</text:p>
          </table:table-cell>
          <table:table-cell table:style-name="ce12" office:value-type="string" calcext:value-type="string">
            <text:p>Пензенская область</text:p>
          </table:table-cell>
          <table:table-cell table:style-name="ce12" office:value-type="string" calcext:value-type="string">
            <text:p>Поволж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Архангельская область</text:p>
          </table:table-cell>
          <table:table-cell table:style-name="ce15" office:value-type="string" calcext:value-type="string">
            <text:p>Север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Вологодская область</text:p>
          </table:table-cell>
          <table:table-cell table:style-name="ce15" office:value-type="string" calcext:value-type="string">
            <text:p>Север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Калининградская область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Ленинградская область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Мурманская область</text:p>
          </table:table-cell>
          <table:table-cell table:style-name="ce15" office:value-type="string" calcext:value-type="string">
            <text:p>Север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Республика Карелия</text:p>
          </table:table-cell>
          <table:table-cell table:style-name="ce15" office:value-type="string" calcext:value-type="string">
            <text:p>Север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Республика Коми</text:p>
          </table:table-cell>
          <table:table-cell table:style-name="ce15" office:value-type="string" calcext:value-type="string">
            <text:p>Север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Новгородская область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Псковская область</text:p>
          </table:table-cell>
          <table:table-cell table:style-name="ce15" office:value-type="string" calcext:value-type="string">
            <text:p>Северо-Запад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Северо-Западный</text:p>
          </table:table-cell>
          <table:table-cell table:style-name="ce12" office:value-type="string" calcext:value-type="string">
            <text:p>Город федерального значения Санкт-Петербург</text:p>
          </table:table-cell>
          <table:table-cell table:style-name="ce12" office:value-type="string" calcext:value-type="string">
            <text:p>Северо-Западны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Северо-Западный</text:p>
          </table:table-cell>
          <table:table-cell table:style-name="ce12" office:value-type="string" calcext:value-type="string">
            <text:p>Ненецкий автономный округ</text:p>
          </table:table-cell>
          <table:table-cell table:style-name="ce12" office:value-type="string" calcext:value-type="string">
            <text:p>Северны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Центральный</text:p>
          </table:table-cell>
          <table:table-cell table:style-name="ce16" office:value-type="string" calcext:value-type="string">
            <text:p>Владимирская область</text:p>
          </table:table-cell>
          <table:table-cell table:style-name="ce16" office:value-type="string" calcext:value-type="string">
            <text:p>Центральный</text:p>
          </table:table-cell>
          <table:table-cell table:style-name="ce16" office:value-type="string" calcext:value-type="string">
            <text:p>Европа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7"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Иванов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Центральный</text:p>
          </table:table-cell>
          <table:table-cell table:style-name="ce16" office:value-type="string" calcext:value-type="string">
            <text:p>Воронежская область</text:p>
          </table:table-cell>
          <table:table-cell table:style-name="ce16" office:value-type="string" calcext:value-type="string">
            <text:p>Центрально-Чернозёмный</text:p>
          </table:table-cell>
          <table:table-cell table:style-name="ce16" office:value-type="string" calcext:value-type="string">
            <text:p>Европа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7"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Брян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Калуж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Костром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Липецкая область</text:p>
          </table:table-cell>
          <table:table-cell table:style-name="ce15" office:value-type="string" calcext:value-type="string">
            <text:p>Центрально-Чернозём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Москов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Тамбовская область</text:p>
          </table:table-cell>
          <table:table-cell table:style-name="ce15" office:value-type="string" calcext:value-type="string">
            <text:p>Центрально-Чернозём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Твер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Ярослав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Город федерального значения Москва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Центральный</text:p>
          </table:table-cell>
          <table:table-cell table:style-name="ce12" office:value-type="string" calcext:value-type="string">
            <text:p>Белгородская область</text:p>
          </table:table-cell>
          <table:table-cell table:style-name="ce12" office:value-type="string" calcext:value-type="string">
            <text:p>Центрально-Чернозёмны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8"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Курская область</text:p>
          </table:table-cell>
          <table:table-cell table:style-name="ce15" office:value-type="string" calcext:value-type="string">
            <text:p>Центрально-Чернозём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Центральный</text:p>
          </table:table-cell>
          <table:table-cell table:style-name="ce12" office:value-type="string" calcext:value-type="string">
            <text:p>Орловская область</text:p>
          </table:table-cell>
          <table:table-cell table:style-name="ce12" office:value-type="string" calcext:value-type="string">
            <text:p>Центральны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9"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Центральный</text:p>
          </table:table-cell>
          <table:table-cell table:style-name="ce12" office:value-type="string" calcext:value-type="string">
            <text:p>Рязанская область</text:p>
          </table:table-cell>
          <table:table-cell table:style-name="ce12" office:value-type="string" calcext:value-type="string">
            <text:p>Центральны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Смолен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Тульская область</text:p>
          </table:table-cell>
          <table:table-cell table:style-name="ce15" office:value-type="string" calcext:value-type="string">
            <text:p>Центральны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Республика Дагестан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Республика Северная Осетия - Алания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Чеченская республика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Ставропольский край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Республика Ингушетия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Кабардино-Балкарская республика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Карачаево-Черкесская республика</text:p>
          </table:table-cell>
          <table:table-cell table:style-name="ce12" office:value-type="string" calcext:value-type="string">
            <text:p>Северо-Кавказ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Республика Адыгея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Республика Крым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Краснодарский край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Астраханская область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Волгоградская область</text:p>
          </table:table-cell>
          <table:table-cell table:style-name="ce15" office:value-type="string" calcext:value-type="string">
            <text:p>Поволж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Ростовская область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Южный</text:p>
          </table:table-cell>
          <table:table-cell table:style-name="ce15" office:value-type="string" calcext:value-type="string">
            <text:p>Город федерального значения Севастополь</text:p>
          </table:table-cell>
          <table:table-cell table:style-name="ce15" office:value-type="string" calcext:value-type="string">
            <text:p>Северо-Кавказский</text:p>
          </table:table-cell>
          <table:table-cell table:style-name="ce15" office:value-type="string" calcext:value-type="string">
            <text:p>Европа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7"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Южный</text:p>
          </table:table-cell>
          <table:table-cell table:style-name="ce12" office:value-type="string" calcext:value-type="string">
            <text:p>Республика Калмыкия</text:p>
          </table:table-cell>
          <table:table-cell table:style-name="ce12" office:value-type="string" calcext:value-type="string">
            <text:p>Поволжский</text:p>
          </table:table-cell>
          <table:table-cell table:style-name="ce12" office:value-type="string" calcext:value-type="string">
            <text:p>Европа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17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0" style:font-size-asian="10pt" style:font-style-asian="normal" style:font-weight-asian="0" style:font-name-complex="Arial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лия Киль</meta:initial-creator>
    <meta:creation-date>2020-05-16T21:09:53</meta:creation-date>
    <dc:creator>Пользователь Windows</dc:creator>
    <dc:date>2020-05-25T20:20:46</dc:date>
    <meta:document-statistic meta:table-count="3" meta:cell-count="3819" meta:object-count="0"/>
    <meta:generator>LibreOffice/6.2.4.2$Linux_X86_64 LibreOffice_project/20$Build-2</meta:generator>
  </office:meta>
</office:document-meta>
</file>